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Helvetica Neue', Roboto, Arial, sans-serif"/>
    <style:font-face style:name="Segoe UI1" svg:font-family="'Segoe UI', Arial, sans-serif"/>
    <style:font-face style:name="Segoe UI2"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Preformatted_20_Text">
      <loext:graphic-properties draw:fill="none" draw:fill-color="#ffffff"/>
      <style:paragraph-properties fo:margin-left="0.794cm" fo:margin-right="0cm" fo:margin-top="0cm" fo:margin-bottom="0cm" style:contextual-spacing="false" style:line-height-at-least="0.529cm" fo:orphans="2" fo:widows="2" fo:text-indent="0cm" style:auto-text-indent="false" fo:background-color="transparent" fo:padding-left="0.106cm" fo:padding-right="0cm" fo:padding-top="0.049cm" fo:padding-bottom="0.049cm" fo:border-left="0.06pt solid #cccccc" fo:border-right="none" fo:border-top="0.06pt solid #cccccc" fo:border-bottom="0.06pt solid #cccccc"/>
      <style:text-properties fo:font-variant="normal" fo:text-transform="none" fo:color="#000000" loext:opacity="100%" style:font-name="inherit" fo:font-size="10.5pt" fo:letter-spacing="normal" fo:font-style="normal" fo:font-weight="normal" fo:background-color="#ffffff" loext:padding="0cm" loext:border="none"/>
    </style:style>
    <style:style style:name="P2" style:family="paragraph" style:parent-style-name="Preformatted_20_Text">
      <loext:graphic-properties draw:fill="none" draw:fill-color="#ffffff"/>
      <style:paragraph-properties fo:margin-left="0.794cm" fo:margin-right="0cm" fo:margin-top="0cm" fo:margin-bottom="0cm" style:contextual-spacing="false" style:line-height-at-least="0.529cm" fo:orphans="2" fo:widows="2" fo:text-indent="0cm" style:auto-text-indent="false" fo:background-color="transparent" fo:padding-left="0.106cm" fo:padding-right="0cm" fo:padding-top="0.049cm" fo:padding-bottom="0.049cm" fo:border-left="0.06pt solid #cccccc" fo:border-right="none" fo:border-top="0.06pt solid #cccccc" fo:border-bottom="0.06pt solid #cccccc"/>
      <style:text-properties fo:font-variant="normal" fo:text-transform="none" fo:color="#000000" loext:opacity="100%" fo:letter-spacing="normal" fo:background-color="#ffffff" loext:padding="0cm" loext:border="none"/>
    </style:style>
    <style:style style:name="P3" style:family="paragraph" style:parent-style-name="Standard">
      <style:paragraph-properties fo:margin-left="0cm" fo:margin-right="0.423cm" fo:margin-top="0cm" fo:margin-bottom="0.499cm" style:contextual-spacing="false" style:line-height-at-least="0.582cm" fo:orphans="2" fo:widows="2" fo:text-indent="0cm" style:auto-text-indent="false"/>
      <style:text-properties fo:font-variant="normal" fo:text-transform="none" fo:color="#808080" loext:opacity="100%" style:font-name="Segoe UI1" fo:font-size="12pt" fo:letter-spacing="normal" fo:font-style="normal" fo:font-weight="bold" loext:padding-left="0cm" loext:padding-right="0cm" loext:padding-top="0cm" loext:padding-bottom="0.423cm" loext:border-left="none" loext:border-right="none" loext:border-top="none" loext:border-bottom="0.06pt solid #dadada"/>
    </style:style>
    <style:style style:name="P4" style:family="paragraph" style:parent-style-name="Text_20_body">
      <style:paragraph-properties fo:margin-left="0cm" fo:margin-right="0cm" fo:margin-top="0cm" fo:margin-bottom="0.265cm" style:contextual-spacing="false" style:line-height-at-least="0.635cm" fo:orphans="2" fo:widows="2" fo:text-indent="0cm" style:auto-text-indent="false"/>
      <style:text-properties fo:font-variant="normal" fo:text-transform="none" fo:color="#333333" loext:opacity="100%" style:font-name="Segoe UI" fo:font-size="12pt" fo:letter-spacing="normal" fo:font-style="normal" fo:font-weight="normal" loext:padding="0cm" loext:border="none"/>
    </style:style>
    <style:style style:name="P5" style:family="paragraph" style:parent-style-name="Text_20_body" style:list-style-name="L1">
      <style:paragraph-properties fo:margin-left="0cm" fo:margin-right="0cm" fo:margin-top="0cm" fo:margin-bottom="0.265cm" style:contextual-spacing="false" style:line-height-at-least="0.635cm" fo:orphans="2" fo:widows="2" fo:text-indent="0cm" style:auto-text-indent="false" fo:padding="0cm" fo:border="none"/>
      <style:text-properties fo:font-variant="normal" fo:text-transform="none" fo:color="#333333" loext:opacity="100%" style:font-name="Segoe UI" fo:font-size="12pt" fo:letter-spacing="normal" fo:font-style="normal" fo:font-weight="normal" loext:padding="0cm" loext:border="none"/>
    </style:style>
    <style:style style:name="P6" style:family="paragraph" style:parent-style-name="Text_20_body">
      <style:paragraph-properties fo:text-align="end" style:justify-single-word="false"/>
      <style:text-properties fo:color="#999999" loext:opacity="100%"/>
    </style:style>
    <style:style style:name="P7" style:family="paragraph" style:parent-style-name="Text_20_body">
      <style:paragraph-properties fo:margin-left="0cm" fo:margin-right="0cm" fo:margin-top="0cm" fo:margin-bottom="0.265cm" style:contextual-spacing="false" style:line-height-at-least="0.635cm" fo:orphans="2" fo:widows="2" fo:text-indent="0cm" style:auto-text-indent="false"/>
    </style:style>
    <style:style style:name="T1" style:family="text">
      <style:text-properties style:font-name="inherit" fo:font-size="10.5pt" fo:font-style="normal" fo:font-weight="normal"/>
    </style:style>
    <style:style style:name="T2" style:family="text">
      <style:text-properties fo:font-variant="normal" fo:text-transform="none" fo:color="#337ab7" loext:opacity="100%" style:text-line-through-style="none" style:text-line-through-type="none" style:font-name="Segoe UI" fo:font-size="12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333333" loext:opacity="100%" style:font-name="Segoe UI" fo:font-size="12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балл из 1</text:p>
      <text:p text:style-name="P4">В нашем сервисе проверки данных физических лиц очень неудобно вводить ФИО пользователя.</text:p>
      <text:p text:style-name="P4">Наш главный проектировщик решает упростить процесс с помощью автодополнения, чтобы пользователи меньше тратили времени на ввод ФИО.</text:p>
      <text:p text:style-name="P4">Главный архитектор нашего продукта решает, что необходимо сделать метод.</text:p>
      <text:p text:style-name="P4">Условия:</text:p>
      <text:list xml:id="list4030470009" text:style-name="L1">
        <text:list-item>
          <text:p text:style-name="P5">Метод принимает на вход строку по которой необходимо найти ФИО.</text:p>
        </text:list-item>
        <text:list-item>
          <text:p text:style-name="P5">Параметр запроса не может быть больше 100 символов, при превышении этого значения метод поиска должен кинуть исключение.</text:p>
        </text:list-item>
        <text:list-item>
          <text:p text:style-name="P5">Если вместо параметра запроса передали пустую строку, то метод поиска должен вернуть ошибку. При этом следует учитывать кейс со строкой состоящей из пробелов, на неё метод поиска также должен кинуть исключение.</text:p>
        </text:list-item>
        <text:list-item>
          <text:p text:style-name="P5">Переданное ФИО может содержать между фамилией и именем или именем и отчеством множество пробелов. Количество пробелов не должно влиять на поиск.</text:p>
        </text:list-item>
        <text:list-item>
          <text:p text:style-name="P5">Все данные о ФИО поступают через метод AddToSearch.</text:p>
        </text:list-item>
        <text:list-item>
          <text:p text:style-name="P5">В AddToSearch приходит структура FullName, вам её надо отформатировать в полное ФИО, в примерах приведено полное ФИО.</text:p>
        </text:list-item>
        <text:list-item>
          <text:p text:style-name="P5">Ради упрощения, решили что автокомплит будет искать только по префиксу, без исправления ошибок и без поиска по подстроке.</text:p>
        </text:list-item>
        <text:list-item>
          <text:p text:style-name="P5">При этом поиск по префиксу должен работать только по полной строке сформированной из FullName, не рассматриваются случаи когда в FullName есть имя и фамилия и надо искать одновременно по префиксу имени и фамилии.</text:p>
        </text:list-item>
        <text:list-item>
          <text:p text:style-name="P5">В FullName некоторые параметры могут быть null или пустыми строками, смотреть первый пример, где в FullName были только имена.</text:p>
        </text:list-item>
        <text:list-item>
          <text:p text:style-name="P5">Поля структуры FullName надо сджойнить ровно через один пробел в порядке: фамилия, имя, отчество, при этом если фамилия или имя или отчество пустое или null, то их просто не должно быть в итоговой строке.</text:p>
        </text:list-item>
        <text:list-item>
          <text:p text:style-name="P5">Возвращаемый список из метода Search может быть отсортирован в каком угодно порядке.</text:p>
        </text:list-item>
      </text:list>
      <text:p text:style-name="P4"><text:soft-page-break/>Пример 1:</text:p>
      <text:p text:style-name="P4">Вход для функции AddToSearch</text:p>
      <text:p text:style-name="P1"><draw:frame draw:style-name="fr1" draw:name="Врезка1" text:anchor-type="char" svg:x="0cm" svg:width="0.556cm" draw:z-index="0"><draw:text-box fo:min-height="0.041cm"><text:p text:style-name="P6">1</text:p></draw:text-box></draw:frame>Анастасия</text:p>
      <text:p text:style-name="P1"><draw:frame draw:style-name="fr1" draw:name="Врезка2" text:anchor-type="char" svg:x="0cm" svg:width="0.556cm" draw:z-index="1"><draw:text-box fo:min-height="0.041cm"><text:p text:style-name="P6">2</text:p></draw:text-box></draw:frame>Анна</text:p>
      <text:p text:style-name="P1"><draw:frame draw:style-name="fr1" draw:name="Врезка3" text:anchor-type="char" svg:x="0cm" svg:width="0.556cm" draw:z-index="2"><draw:text-box fo:min-height="0.041cm"><text:p text:style-name="P6">3</text:p></draw:text-box></draw:frame>Богдан</text:p>
      <text:p text:style-name="P1"><draw:frame draw:style-name="fr1" draw:name="Врезка4" text:anchor-type="char" svg:x="0cm" svg:width="0.556cm" draw:z-index="3"><draw:text-box fo:min-height="0.041cm"><text:p text:style-name="P6">4</text:p></draw:text-box></draw:frame>Боря</text:p>
      <text:p text:style-name="P4">Вход для функции Search</text:p>
      <text:p text:style-name="P1"><draw:frame draw:style-name="fr1" draw:name="Врезка5" text:anchor-type="char" svg:x="0cm" svg:width="0.556cm" draw:z-index="4"><draw:text-box fo:min-height="0.041cm"><text:p text:style-name="P6">1</text:p></draw:text-box></draw:frame>А</text:p>
      <text:p text:style-name="P4">Выход</text:p>
      <text:p text:style-name="P1"><draw:frame draw:style-name="fr1" draw:name="Врезка6" text:anchor-type="char" svg:x="0cm" svg:width="0.556cm" draw:z-index="5"><draw:text-box fo:min-height="0.041cm"><text:p text:style-name="P6">1</text:p></draw:text-box></draw:frame>Анастасия</text:p>
      <text:p text:style-name="P1"><draw:frame draw:style-name="fr1" draw:name="Врезка7" text:anchor-type="char" svg:x="0cm" svg:width="0.556cm" draw:z-index="6"><draw:text-box fo:min-height="0.041cm"><text:p text:style-name="P6">2</text:p></draw:text-box></draw:frame>Анна</text:p>
      <text:p text:style-name="P4">Пример 2:</text:p>
      <text:p text:style-name="P4">Вход для функции AddToSearch</text:p>
      <text:p text:style-name="P1"><draw:frame draw:style-name="fr1" draw:name="Врезка8" text:anchor-type="char" svg:x="0cm" svg:width="0.556cm" draw:z-index="7"><draw:text-box fo:min-height="0.041cm"><text:p text:style-name="P6">1</text:p></draw:text-box></draw:frame>Хордин Анатолий Михайлович</text:p>
      <text:p text:style-name="P2"><draw:frame draw:style-name="fr1" draw:name="Врезка9" text:anchor-type="char" svg:x="0cm" svg:width="0.556cm" draw:z-index="8"><draw:text-box fo:min-height="0.041cm"><text:p text:style-name="P6">2</text:p></draw:text-box></draw:frame><text:s/>  <text:span text:style-name="T1">Ходайкин       Миша          Петрович</text:span></text:p>
      <text:p text:style-name="P1"><draw:frame draw:style-name="fr1" draw:name="Врезка10" text:anchor-type="char" svg:x="0cm" svg:width="0.556cm" draw:z-index="9"><draw:text-box fo:min-height="0.041cm"><text:p text:style-name="P6">3</text:p></draw:text-box></draw:frame>Арбузова Анна Павловна</text:p>
      <text:p text:style-name="P4">Вход для функции Search</text:p>
      <text:p text:style-name="P1"><draw:frame draw:style-name="fr1" draw:name="Врезка11" text:anchor-type="char" svg:x="0cm" svg:width="0.556cm" draw:z-index="10"><draw:text-box fo:min-height="0.041cm"><text:p text:style-name="P6">1</text:p></draw:text-box></draw:frame>Хо</text:p>
      <text:p text:style-name="P4">Выход</text:p>
      <text:p text:style-name="P1"><draw:frame draw:style-name="fr1" draw:name="Врезка12" text:anchor-type="char" svg:x="0cm" svg:width="0.556cm" draw:z-index="11"><draw:text-box fo:min-height="0.041cm"><text:p text:style-name="P6">1</text:p></draw:text-box></draw:frame>Хордин Анатолий Михайлович</text:p>
      <text:p text:style-name="P1"><draw:frame draw:style-name="fr1" draw:name="Врезка13" text:anchor-type="char" svg:x="0cm" svg:width="0.556cm" draw:z-index="12"><draw:text-box fo:min-height="0.041cm"><text:p text:style-name="P6">2</text:p></draw:text-box></draw:frame>Ходайкин Миша Петрович</text:p>
      <text:p text:style-name="P4">Вам для реализации предоставлено два метода, через AddToSearch вы получаете данные по которым необходимо искать. А в методе Search необходимо реализовать поиск.</text:p>
      <text:p text:style-name="P7"><text:a xlink:type="simple" xlink:href="https://api.ulearn.me/slides/backend-internship-2022/7c31b316-d9d5-4dfa-8cc4-5ebe806821d6/exercise/student-zip/AutoComplete.zip" text:style-name="Internet_20_link" text:visited-style-name="Visited_20_Internet_20_Link"><text:span text:style-name="T2">Скачай проект AutoComplete</text:span></text:a><text:span text:style-name="T3"> и реализуй в нем методы AddToSearch и Search класса AutoCompleter</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Helvetica Neue', Roboto, Arial, sans-serif"/>
    <style:font-face style:name="Segoe UI1" svg:font-family="'Segoe UI', Arial, sans-serif"/>
    <style:font-face style:name="Segoe UI2"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2"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2"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1T14:32:59.307000000</dc:date>
    <meta:editing-duration>PT28S</meta:editing-duration>
    <meta:editing-cycles>1</meta:editing-cycles>
    <meta:document-statistic meta:table-count="0" meta:image-count="0" meta:object-count="0" meta:page-count="2" meta:paragraph-count="52" meta:word-count="367" meta:character-count="2342" meta:non-whitespace-character-count="2020"/>
    <meta:generator>LibreOffice/7.2.4.1$Windows_X86_64 LibreOffice_project/27d75539669ac387bb498e35313b970b7fe9c4f9</meta:generator>
  </office:meta>
</office:document-meta>
</file>